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71ff" officeooo:paragraph-rsid="001c71ff"/>
    </style:style>
    <style:style style:name="P2" style:family="paragraph" style:parent-style-name="Standard">
      <style:text-properties officeooo:rsid="001c71ff" officeooo:paragraph-rsid="001c71ff"/>
    </style:style>
    <style:style style:name="P3" style:family="paragraph" style:parent-style-name="Standard">
      <style:text-properties officeooo:rsid="001cf02b" officeooo:paragraph-rsid="001cf02b"/>
    </style:style>
    <style:style style:name="T1" style:family="text">
      <style:text-properties officeooo:rsid="001cb2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it son for windows ? logiciel poiur utiliser git sous windows <text:tab/></text:p>
      <text:p text:style-name="P1">github/ bitbucket /github / sourceforge : kebergeurs git</text:p>
      <text:p text:style-name="P1"/>
      <text:p text:style-name="P1">Se connecter et mettre a jour les fichier d'un projet sur GitHub par rapport a un dossier sur l'ordinateur</text:p>
      <text:p text:style-name="P1">$ git init<text:tab/>//Initialise le git</text:p>
      <text:p text:style-name="P1"/>
      <text:p text:style-name="P1">$ git add .<text:tab/>//Ajoute un repertoire</text:p>
      <text:p text:style-name="P1"/>
      <text:p text:style-name="P1">$ git commit -m "V 1"<text:tab/>//donne un numero de version</text:p>
      <text:p text:style-name="P1"/>
      <text:p text:style-name="P1">$ git remote add origin https://github.com/SteevenT/ExempleGit<text:tab/>//Mettre le lien du GitHub + demande de connexion</text:p>
      <text:p text:style-name="P1"/>
      <text:p text:style-name="P1">$ git push origin master<text:tab/>//Poussez la demande</text:p>
      <text:p text:style-name="P1"/>
      <text:p text:style-name="P1">$ git push origin master -f<text:tab/>//-f pour forcer si une error</text:p>
      <text:p text:style-name="P1"/>
      <text:p text:style-name="P1">$ git checkout -b develop<text:tab/>//Créer une branche nommé develop et vas dessus</text:p>
      <text:p text:style-name="P1"/>
      <text:p text:style-name="P1">$ git branch develop<text:tab/><text:tab/>//Créer une branche nommé develop</text:p>
      <text:p text:style-name="P1"/>
      <text:p text:style-name="P1">$ git checkout develop<text:tab/><text:tab/>//Passe sur la branche develop</text:p>
      <text:p text:style-name="P1"/>
      <text:p text:style-name="P1">$ git checkout master<text:tab/><text:tab/>//retourne sur la branche principale</text:p>
      <text:p text:style-name="P1"/>
      <text:p text:style-name="P1">$ git merge develop -Steeven<text:tab/>//Ajout des modification de steeven dans la branche master</text:p>
      <text:p text:style-name="P1"/>
      <text:p text:style-name="P1">$ git merge develop -Laura<text:tab/>//Ajout des modification de Laura dans la branche master</text:p>
      <text:p text:style-name="P1"/>
      <text:p text:style-name="P1"/>
      <text:p text:style-name="P1">1 se positionner dans le dossier du projet </text:p>
      <text:p text:style-name="P1"/>
      <text:p text:style-name="P1">2 git dash here (via clic droit)</text:p>
      <text:p text:style-name="P1"/>
      <text:p text:style-name="P1">3 git imit // initialise le repertoire</text:p>
      <text:p text:style-name="P1"/>
      <text:p text:style-name="P1">4 git add. <text:s text:c="2"/>//ajoute contenu dossier courant </text:p>
      <text:p text:style-name="P1"/>
      <text:p text:style-name="P1">5 git commit- n « nom du commit »</text:p>
      <text:p text:style-name="P1"/>
      <text:p text:style-name="P1">6 git remote add origin «  lien https »</text:p>
      <text:p text:style-name="P1"/>
      <text:p text:style-name="P1">7 git push origin master <text:s/>// met en ligne le projet </text:p>
      <text:p text:style-name="P1"/>
      <text:p text:style-name="P1">2 git dash here (via clic droit)</text:p>
      <text:p text:style-name="P1"/>
      <text:p text:style-name="P1">3 git imit // initialise le repertoire</text:p>
      <text:p text:style-name="P1"/>
      <text:p text:style-name="P1">4 git add. <text:s text:c="2"/>//ajoute contenu dossier courant </text:p>
      <text:p text:style-name="P1"/>
      <text:p text:style-name="P1"><text:soft-page-break/>5 git commit- n « nom du commit »</text:p>
      <text:p text:style-name="P1"/>
      <text:p text:style-name="P1">6 git remote add origin «  lien https »</text:p>
      <text:p text:style-name="P1"/>
      <text:p text:style-name="P1">7 git push origin master <text:s/>// met en ligne le projet </text:p>
      <text:p text:style-name="P1"/>
      <text:p text:style-name="P1"/>
      <text:p text:style-name="P3">2 récupérer</text:p>
      <text:p text:style-name="P3"/>
      <text:p text:style-name="P3">1 créer un repertoire pour le projet</text:p>
      <text:p text:style-name="P3">2 git init </text:p>
      <text:p text:style-name="P3">3 git remote add origine « «  lien https »</text:p>
      <text:p text:style-name="P3">4 git pull origine master // recuperer de l’hebergeur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45:16.425000000</meta:creation-date>
    <dc:date>2018-11-06T13:10:04.678000000</dc:date>
    <meta:editing-duration>PT9M23S</meta:editing-duration>
    <meta:editing-cycles>2</meta:editing-cycles>
    <meta:generator>LibreOffice/6.0.5.2$Windows_x86 LibreOffice_project/54c8cbb85f300ac59db32fe8a675ff7683cd5a16</meta:generator>
    <meta:document-statistic meta:table-count="0" meta:image-count="0" meta:object-count="0" meta:page-count="2" meta:paragraph-count="33" meta:word-count="304" meta:character-count="1642" meta:non-whitespace-character-count="1350"/>
  </office:meta>
</office:document-meta>
</file>